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86b3" officeooo:paragraph-rsid="001f86b3"/>
    </style:style>
    <style:style style:name="P2" style:family="paragraph" style:parent-style-name="Standard">
      <style:text-properties officeooo:rsid="001f86b3" officeooo:paragraph-rsid="001fc960"/>
    </style:style>
    <style:style style:name="P3" style:family="paragraph" style:parent-style-name="Standard">
      <style:text-properties fo:font-weight="bold" officeooo:rsid="001f86b3" officeooo:paragraph-rsid="001f86b3" style:font-weight-asian="bold" style:font-weight-complex="bold"/>
    </style:style>
    <style:style style:name="P4" style:family="paragraph" style:parent-style-name="Standard">
      <style:text-properties fo:font-weight="bold" officeooo:rsid="0020c5b1" officeooo:paragraph-rsid="0020c5b1" style:font-weight-asian="bold" style:font-weight-complex="bold"/>
    </style:style>
    <style:style style:name="P5" style:family="paragraph" style:parent-style-name="Standard">
      <style:text-properties fo:font-weight="bold" officeooo:rsid="002c91ed" officeooo:paragraph-rsid="002c91ed" style:font-weight-asian="bold" style:font-weight-complex="bold"/>
    </style:style>
    <style:style style:name="P6" style:family="paragraph" style:parent-style-name="Standard">
      <style:text-properties fo:font-weight="normal" officeooo:rsid="001f86b3" officeooo:paragraph-rsid="0057ae83" style:font-weight-asian="normal" style:font-weight-complex="normal"/>
    </style:style>
    <style:style style:name="P7" style:family="paragraph" style:parent-style-name="Standard">
      <style:text-properties fo:font-weight="normal" officeooo:rsid="002346a9" officeooo:paragraph-rsid="0023a8f8" style:font-weight-asian="normal" style:font-weight-complex="normal"/>
    </style:style>
    <style:style style:name="P8" style:family="paragraph" style:parent-style-name="Standard">
      <style:text-properties fo:font-weight="normal" officeooo:rsid="002346a9" officeooo:paragraph-rsid="00253975" style:font-weight-asian="normal" style:font-weight-complex="normal"/>
    </style:style>
    <style:style style:name="P9" style:family="paragraph" style:parent-style-name="Standard">
      <style:text-properties fo:font-weight="normal" officeooo:rsid="0023a8f8" officeooo:paragraph-rsid="0023a8f8" style:font-weight-asian="normal" style:font-weight-complex="normal"/>
    </style:style>
    <style:style style:name="P10" style:family="paragraph" style:parent-style-name="Standard">
      <style:text-properties fo:font-weight="normal" officeooo:rsid="002c91ed" officeooo:paragraph-rsid="002c91ed" style:font-weight-asian="normal" style:font-weight-complex="normal"/>
    </style:style>
    <style:style style:name="P11" style:family="paragraph" style:parent-style-name="Standard">
      <style:text-properties fo:font-weight="normal" officeooo:rsid="002c91ed" officeooo:paragraph-rsid="002e2752" style:font-weight-asian="normal" style:font-weight-complex="normal"/>
    </style:style>
    <style:style style:name="P12" style:family="paragraph" style:parent-style-name="Standard">
      <style:text-properties fo:font-weight="normal" officeooo:rsid="002e2720" officeooo:paragraph-rsid="002e2720" style:font-weight-asian="normal" style:font-weight-complex="normal"/>
    </style:style>
    <style:style style:name="P13" style:family="paragraph" style:parent-style-name="Standard">
      <style:text-properties fo:font-weight="normal" officeooo:rsid="00343faa" officeooo:paragraph-rsid="00343faa" style:font-weight-asian="normal" style:font-weight-complex="normal"/>
    </style:style>
    <style:style style:name="P14" style:family="paragraph" style:parent-style-name="Standard">
      <style:text-properties fo:font-weight="normal" officeooo:rsid="003cc58a" officeooo:paragraph-rsid="003cc58a" style:font-weight-asian="normal" style:font-weight-complex="normal"/>
    </style:style>
    <style:style style:name="P15" style:family="paragraph" style:parent-style-name="Standard">
      <style:text-properties fo:font-weight="normal" officeooo:rsid="003f6da6" officeooo:paragraph-rsid="003f6da6" style:font-weight-asian="normal" style:font-weight-complex="normal"/>
    </style:style>
    <style:style style:name="P16" style:family="paragraph" style:parent-style-name="Standard">
      <style:text-properties fo:font-weight="normal" officeooo:rsid="004a6fac" officeooo:paragraph-rsid="004a6fac" style:font-weight-asian="normal" style:font-weight-complex="normal"/>
    </style:style>
    <style:style style:name="P17" style:family="paragraph" style:parent-style-name="Standard">
      <style:text-properties fo:font-weight="normal" officeooo:rsid="004d8baf" officeooo:paragraph-rsid="004ecc2e" style:font-weight-asian="normal" style:font-weight-complex="normal"/>
    </style:style>
    <style:style style:name="P18" style:family="paragraph" style:parent-style-name="Standard">
      <style:text-properties fo:font-weight="normal" officeooo:rsid="0057ae83" officeooo:paragraph-rsid="0057ae83" style:font-weight-asian="normal" style:font-weight-complex="normal"/>
    </style:style>
    <style:style style:name="T1" style:family="text">
      <style:text-properties fo:font-weight="bold" officeooo:rsid="002c91e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c960" style:font-weight-asian="normal" style:font-weight-complex="normal"/>
    </style:style>
    <style:style style:name="T4" style:family="text">
      <style:text-properties fo:font-weight="normal" officeooo:rsid="0020c5b1" style:font-weight-asian="normal" style:font-weight-complex="normal"/>
    </style:style>
    <style:style style:name="T5" style:family="text">
      <style:text-properties officeooo:rsid="0023a8f8"/>
    </style:style>
    <style:style style:name="T6" style:family="text">
      <style:text-properties officeooo:rsid="002c91ed"/>
    </style:style>
    <style:style style:name="T7" style:family="text">
      <style:text-properties officeooo:rsid="002e2752"/>
    </style:style>
    <style:style style:name="T8" style:family="text">
      <style:text-properties officeooo:rsid="0035faf0"/>
    </style:style>
    <style:style style:name="T9" style:family="text">
      <style:text-properties officeooo:rsid="003cc8f3"/>
    </style:style>
    <style:style style:name="T10" style:family="text">
      <style:text-properties officeooo:rsid="00406211"/>
    </style:style>
    <style:style style:name="T11" style:family="text">
      <style:text-properties officeooo:rsid="0044df17"/>
    </style:style>
    <style:style style:name="T12" style:family="text">
      <style:text-properties officeooo:rsid="004d1977"/>
    </style:style>
    <style:style style:name="T13" style:family="text">
      <style:text-properties officeooo:rsid="004dfcfa"/>
    </style:style>
    <style:style style:name="T14" style:family="text">
      <style:text-properties officeooo:rsid="005962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itical Review: ”The Role of Leadership in Digital Transformation Management in Organisations”</text:p>
      <text:p text:style-name="P1"/>
      <text:p text:style-name="P3">Introduction</text:p>
      <text:p text:style-name="P2"><text:span text:style-name="T2">The ar</text:span><text:span text:style-name="T3">t</text:span><text:span text:style-name="T2">icle that I chose for this assignement is ”The Role of L</text:span><text:span text:style-name="T3">eadership in </text:span><text:span text:style-name="T2">Digital Transformation Management in Organisations” </text:span><text:span text:style-name="T3">by Ahmand Muktamar (2023) and it´s published in Junral Minfo Polgan. The article focuses on how leadership influences </text:span><text:span text:style-name="T4">directly to the success of digital transformation. It also tells that effective leadership is necessary for managing organisational change in the digital age. </text:span></text:p>
      <text:p text:style-name="P2"><text:span text:style-name="T4"/></text:p>
      <text:p text:style-name="P4">Summary</text:p>
      <text:p text:style-name="P8">The authors <text:span text:style-name="T5">consider digital transformation a whole that includes digital technologies, <text:s/>organisational operations, such as customer relations and management processes. They emphasize that leadership has a important role in simplifying the digital transformation because they influence employees´ innovation, motivation and willingness to change. The article outlines various leadership theories for example transformational, transactional, situational, and service leadership. It discusses how thse different styles can affect difital transformation outcomes. </text:span></text:p>
      <text:p text:style-name="P8"/>
      <text:p text:style-name="P11">The study uses a qualitative, literature based method. It leans on existing data. <text:span text:style-name="T7">The authors reviewed articles in 2016-2023. They used keywords that were related to leadership and digital <text:s/>transformation. In the findings section replicates ideas from former studies. It claims that successful digital transformation needs leaders to pave the way in change and communicate a clear vision. It also tells that it´s crucial to improve capable teams, promote innovation and learn constantly new technologies. </text:span></text:p>
      <text:p text:style-name="P10"/>
      <text:p text:style-name="P5">Critique</text:p>
      <text:p text:style-name="P13">The best aspects in the article lies in its relevance and clarity. <text:span text:style-name="T8">The topic is current and important because organisations rely heavily on digital systems these days. The paper delivers broad theoretical overview, summarising many leadership styles and frameworks that are helpful for understanding digital transformation. I think that the structure is logical and easy to follow. The authors acknowledge several valued international sources, such as Baptista et al. (2020), Kraus et al. (2021), and Dwivedi et al. (2021) and it adds credibility to the literature base. </text:span></text:p>
      <text:p text:style-name="P13"/>
      <text:p text:style-name="P14">The biggest flaw in the article is the lack of orginal research or empirical data. Thought the study is described to be qualitative, it has no systematic methodology. It´s unclear how the sources were selected or evaluated. <text:span text:style-name="T9">Conclusions seem littlebit general and are lacking analytical depth. </text:span></text:p>
      <text:p text:style-name="P13"/>
      <text:p text:style-name="P15">The article trusts in secondary sources and is´s lacking on critical po<text:span text:style-name="T10">i</text:span>nt of view. <text:span text:style-name="T11">Discussion of transformational and situational leadership is repeative and doesn´t tell how these styles affect digital transformation in practice. I noticed that the referencing style is inconsistent. For example sometimes publication year isn´t marked and the sources are cited differently. This doesn´t give so reliable image about the text. </text:span></text:p>
      <text:p text:style-name="P15"/>
      <text:p text:style-name="P16">The structure meets the academic standards, because first there is introduction, then literature review, method, results and last is conclusion section. <text:span text:style-name="T12">I think that part in the article is very logical. Nevertheless results and discussion section discusses abuout how leaders must motivate employees and it´s not really a new information. </text:span></text:p>
      <text:p text:style-name="P7"/>
      <text:p text:style-name="P17">If students or professionals are unfamiliar with the topic, the article can provide a good starting point and list of useful references. It also highlights major aspects of leadership which are communication, ability to adapt and continuous learning. <text:span text:style-name="T13">Still theoretical understanding is superficial and there is no empirical evidence to support its claims.</text:span></text:p>
      <text:p text:style-name="P17"><text:soft-page-break/><text:span text:style-name="T1">Conclusion</text:span></text:p>
      <text:p text:style-name="P6"><text:span text:style-name="T6">”The Role of Leadership in Digital Transformation Management in Organisations” is decent but academically it misses depth. The best part in the article is how well the importance of leadership in digital transformation has been presented and how the text is structured. On the other hand the article could be better if it would include case studies or interviews. Also comparative analysis of leadership styles about real organisations could add credibility. Still the article gives a useful introductory about why leadership continues to be essential matter in digital transformation success.</text:span></text:p>
      <text:p text:style-name="P6"/>
      <text:p text:style-name="P18">I used AI tool ChatGPT (October 202) in this learning task. <text:span text:style-name="T14">I used it to understanding the key cosepts and checking in the end that the text is in a logical order. </text:span></text:p>
      <text:p text:style-name="P6"><text:span text:style-name="T6"><text:s/></text:span></text:p>
      <text:p text:style-name="P9"/>
      <text:p text:style-name="P5">References</text:p>
      <text:p text:style-name="P12">Bachtiar, A., Muktamar B, A., &amp; Guntoro, G. (2023). The Role of Leadership in Digital Transforma tion Management in Organisations | Jurnal Minfo Polgan. https://www.jurnal.polgan.ac.id/in dex.php/jmp/article/view/12731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24T14:48:24.883000000</meta:creation-date>
    <dc:date>2025-10-28T16:47:10.095000000</dc:date>
    <meta:editing-duration>PT23H12M40S</meta:editing-duration>
    <meta:editing-cycles>38</meta:editing-cycles>
    <meta:generator>LibreOffice/6.1.0.3$Windows_X86_64 LibreOffice_project/efb621ed25068d70781dc026f7e9c5187a4decd1</meta:generator>
    <meta:document-statistic meta:table-count="0" meta:image-count="0" meta:object-count="0" meta:page-count="2" meta:paragraph-count="18" meta:word-count="667" meta:character-count="4577" meta:non-whitespace-character-count="3915"/>
  </office:meta>
</office:document-meta>
</file>